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6266d" officeooo:paragraph-rsid="0006266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6266d" officeooo:paragraph-rsid="0006266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06266d" officeooo:paragraph-rsid="0006266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4pt" fo:letter-spacing="normal" fo:font-style="normal" style:text-underline-style="none" fo:font-weight="normal" officeooo:rsid="0006266d" officeooo:paragraph-rsid="0006fc2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ans" fo:font-size="14pt" style:text-underline-style="none" fo:font-weight="normal" officeooo:rsid="0006266d" officeooo:paragraph-rsid="0006fc2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ans" fo:font-size="14pt" style:text-underline-style="none" fo:font-weight="normal" officeooo:rsid="0009b876" officeooo:paragraph-rsid="0009b87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ans" fo:font-size="14pt" style:text-underline-style="none" fo:font-weight="normal" officeooo:rsid="0009b876" officeooo:paragraph-rsid="0009e24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ans" fo:font-size="14pt" style:text-underline-style="none" fo:font-weight="normal" officeooo:rsid="0009b876" officeooo:paragraph-rsid="000cb40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ans" fo:font-size="14pt" style:text-underline-style="none" fo:font-weight="normal" officeooo:rsid="0009b876" officeooo:paragraph-rsid="000cb83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ans" fo:font-size="14pt" style:text-underline-style="none" fo:font-weight="normal" officeooo:rsid="0009b876" officeooo:paragraph-rsid="00106a6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" fo:font-size="14pt" style:text-underline-style="none" fo:font-weight="normal" officeooo:rsid="000b5bbc" officeooo:paragraph-rsid="000b5bb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ans" fo:font-size="20pt" style:text-underline-style="none" fo:font-weight="bold" officeooo:rsid="0009b876" officeooo:paragraph-rsid="0009b876" style:font-size-asian="17.5pt" style:font-weight-asian="bold" style:font-size-complex="20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ans" fo:font-size="14pt" fo:font-weight="normal" officeooo:rsid="0006266d" officeooo:paragraph-rsid="0006266d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ans" fo:font-size="14pt" style:text-underline-style="none" fo:font-weight="normal" officeooo:rsid="000cb832" officeooo:paragraph-rsid="000cb40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ans" fo:font-size="14pt" style:text-underline-style="none" fo:font-weight="normal" officeooo:rsid="000cb832" officeooo:paragraph-rsid="000cb83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ans" fo:font-size="14pt" style:text-underline-style="none" fo:font-weight="normal" officeooo:rsid="000b5bbc" officeooo:paragraph-rsid="000b5bb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ans" fo:font-size="14pt" style:text-underline-style="none" fo:font-weight="normal" officeooo:rsid="00106a6b" officeooo:paragraph-rsid="00106a6b" style:font-size-asian="12.25pt" style:font-weight-asian="normal" style:font-size-complex="14pt" style:font-weight-complex="normal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officeooo:rsid="0009e24e"/>
    </style:style>
    <style:style style:name="T3" style:family="text">
      <style:text-properties officeooo:rsid="000b5bbc"/>
    </style:style>
    <style:style style:name="T4" style:family="text">
      <style:text-properties officeooo:rsid="000cb401"/>
    </style:style>
    <style:style style:name="T5" style:family="text">
      <style:text-properties officeooo:rsid="000cb832"/>
    </style:style>
    <style:style style:name="T6" style:family="text">
      <style:text-properties officeooo:rsid="000eb52d"/>
    </style:style>
    <style:style style:name="T7" style:family="text">
      <style:text-properties officeooo:rsid="00106a6b"/>
    </style:style>
    <style:style style:name="T8" style:family="text">
      <style:text-properties officeooo:rsid="0011ba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22cm" fo:min-width="2.26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87cm" fo:min-width="1.1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75cm" fo:min-width="4.2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707cm" fo:min-width="2.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draw:auto-grow-height="false" fo:min-height="0.609cm" fo:min-width="5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7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2.249cm" fo:min-width="6.0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002cm" fo:min-width="3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3.44cm" fo:min-width="7.64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2.316cm" fo:min-width="2.19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954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2.672cm" fo:min-width="4.9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2.778cm" fo:min-width="5.10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554cm" fo:min-width="3.6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406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„Moodle dla biednych”</text:p>
      <text:p text:style-name="P2"/>
      <text:p text:style-name="P3">Program Moodle dla biednych jest prostą wersja dziennika elektronicznego. Proponuje on: </text:p>
      <text:list xml:id="list941194471443029630" text:style-name="L1">
        <text:list-item>
          <text:p text:style-name="P13">Możliwość logowania się jako konkretna osoba zapamiętana w systemie.</text:p>
        </text:list-item>
        <text:list-item>
          <text:p text:style-name="P13">Tworzenie nowych kont oraz ich usuwanie (za zgoda prowadzącego).</text:p>
        </text:list-item>
        <text:list-item>
          <text:p text:style-name="P13">Otrzymywanie ocen i wyliczanie ocen końcowych.</text:p>
        </text:list-item>
        <text:list-item>
          <text:p text:style-name="P13">Wysyłanie wiadomości między użytkownikami.</text:p>
        </text:list-item>
        <text:list-item>
          <text:p text:style-name="P13">Zmianę hasła oraz dodanie informacji o sobie.</text:p>
        </text:list-item>
        <text:list-item>
          <text:p text:style-name="P13">Obserwacja innych kursantów.</text:p>
        </text:list-item>
        <text:list-item>
          <text:p text:style-name="P13">Kontrola wszystkich użytkowników przez prowadzącego.</text:p>
        </text:list-item>
        <text:list-item>
          <text:p text:style-name="P13">Kalendarz obowiązków.</text:p>
        </text:list-item>
      </text:list>
      <text:p text:style-name="P3"/>
      <text:p text:style-name="P3"/>
      <text:p text:style-name="P4">Student </text:p>
      <text:p text:style-name="P4">-podgląd własnych ocen </text:p>
      <text:p text:style-name="P4">-podgląd kalendarza </text:p>
      <text:p text:style-name="P4">-lista kursantów(bez ocen) </text:p>
      <text:p text:style-name="P4">-wysyłanie i odbieranie wiadomości </text:p>
      <text:p text:style-name="P4">-edycja własnego konta </text:p>
      <text:p text:style-name="P4">Profesor </text:p>
      <text:p text:style-name="P4">-tabela ocen wszystkich kursantow </text:p>
      <text:p text:style-name="P4">-zatwierdzania nowych kont </text:p>
      <text:p text:style-name="P4">-edycja kalendarza </text:p>
      <text:p text:style-name="P4">-wysyłanie i odbieranie wiadomości(możliwość napisania do wszystkich) -edycja własnego konta </text:p>
      <text:p text:style-name="P5"><text:span text:style-name="T1">-dodawanie ocen</text:span> </text:p>
      <text:p text:style-name="P5"/>
      <text:p text:style-name="P12">Schematy blokowe</text:p>
      <text:p text:style-name="P6">1. Rejestracja</text:p>
      <text:p text:style-name="P6"><draw:custom-shape text:anchor-type="paragraph" draw:z-index="1" draw:name="Kształt2" draw:style-name="gr2" svg:width="1.377cm" svg:height="0.371cm" svg:x="3.38cm" svg:y="0.51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" draw:name="Kształt3" draw:style-name="gr3" svg:width="6.774cm" svg:height="1.191cm" svg:x="3.829cm" svg:y="0.307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Kształt4" draw:style-name="gr4" svg:width="5.319cm" svg:height="3.414cm" svg:x="11.105cm" svg:y="0.17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0" draw:name="Kształt1" draw:style-name="gr1" svg:width="3.202cm" svg:height="1.161cm" svg:x="0.178cm" svg:y="0.1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/text:p>
      <text:p text:style-name="P7"><draw:custom-shape text:anchor-type="paragraph" draw:z-index="3" draw:name="Kształt2" draw:style-name="gr2" svg:width="1.377cm" svg:height="0.371cm" svg:x="10.206cm" svg:y="0.05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text:s text:c="6"/>START<text:tab/><text:tab/>string imię,nazwisko <text:s text:c="22"/><text:tab/><text:tab/><text:tab/> <text:s/></text:p>
      <text:p text:style-name="P7"><draw:custom-shape text:anchor-type="paragraph" draw:z-index="5" draw:name="Kształt5" draw:style-name="gr5" draw:text-style-name="P18" svg:width="5.028cm" svg:height="0.609cm" svg:x="5.92cm" svg:y="0.811cm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custom-shape text:anchor-type="paragraph" draw:z-index="6" draw:name="Kształt6" draw:style-name="gr6" svg:width="0.53cm" svg:height="0.874cm" svg:x="13.593cm" svg:y="2.743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tab/><text:tab/><text:tab/><text:span text:style-name="T2">haslo1,haslo2;</text:span><text:tab/><text:tab/> <text:s text:c="14"/><text:span text:style-name="T2">haslo1==haslo2</text:span> <text:s text:c="5"/><text:tab/><text:tab/><text:tab/><text:tab/><text:tab/> <text:s text:c="5"/><text:tab/> <text:s text:c="7"/><text:span text:style-name="T3">false</text:span></text:p>
      <text:p text:style-name="P7"/>
      <text:p text:style-name="P7"/>
      <text:p text:style-name="P7"/>
      <text:p text:style-name="P7"><text:tab/><text:tab/><text:tab/><text:tab/><text:tab/><text:tab/><text:tab/><text:tab/><text:tab/><text:tab/> <text:s text:c="11"/><text:span text:style-name="T3">true</text:span></text:p>
      <text:p text:style-name="P7"/>
      <text:p text:style-name="P7"><draw:custom-shape text:anchor-type="paragraph" draw:z-index="7" draw:name="Kształt7" draw:style-name="gr7" svg:width="6.033cm" svg:height="2.25cm" svg:x="10.92cm" svg:y="0.169cm"><text:p/><draw:enhanced-geometry svg:viewBox="0 0 21600 21600" draw:type="rectangle" draw:enhanced-path="M 0 0 L 21600 0 21600 21600 0 21600 0 0 Z N"/></draw:custom-shape><draw:custom-shape text:anchor-type="paragraph" draw:z-index="8" draw:name="Kształt7" draw:style-name="gr7" svg:width="6.033cm" svg:height="2.25cm" svg:x="3.962cm" svg:y="0.155cm"><text:p/><draw:enhanced-geometry svg:viewBox="0 0 21600 21600" draw:type="rectangle" draw:enhanced-path="M 0 0 L 21600 0 21600 21600 0 21600 0 0 Z N"/></draw:custom-shape><text:tab/><text:tab/><text:tab/><text:tab/></text:p>
      <text:p text:style-name="P8"><draw:custom-shape text:anchor-type="paragraph" draw:z-index="9" draw:name="Kształt1" draw:style-name="gr1" svg:width="3.202cm" svg:height="1.161cm" svg:x="-0.801cm" svg:y="0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 text:c="3"/><text:span text:style-name="T4">utworz folder <text:s/>„nr.indeksu” <text:s text:c="6"/>dopisz dane do pliku <text:s text:c="20"/></text:span></text:p>
      <text:p text:style-name="P14"><draw:custom-shape text:anchor-type="paragraph" draw:z-index="10" draw:name="Kształt2" draw:style-name="gr2" svg:width="1.377cm" svg:height="0.371cm" svg:x="2.401cm" svg:y="0.01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KONIEC <text:s text:c="15"/>a w nim pliki „msg” , „oceny” <text:s text:c="4"/>logowanie.txt i wygeneruj</text:p>
      <text:p text:style-name="P9"><text:s text:c="30"/><text:span text:style-name="T5">i „o.mnie”</text:span> <text:s text:c="34"/><text:span text:style-name="T4">int indeks;</text:span></text:p>
      <text:p text:style-name="P9"><text:soft-page-break/></text:p>
      <text:p text:style-name="P15">2. Logowanie</text:p>
      <text:p text:style-name="P15"><draw:custom-shape text:anchor-type="paragraph" draw:z-index="11" draw:name="Kształt2" draw:style-name="gr2" svg:width="1.377cm" svg:height="0.371cm" svg:x="3.38cm" svg:y="0.51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" draw:name="Kształt1" draw:style-name="gr1" svg:width="3.202cm" svg:height="1.161cm" svg:x="-0.06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Kształt8" draw:style-name="gr8" svg:width="4.79cm" svg:height="1.588cm" svg:x="4.041cm" svg:y="0.24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5" draw:name="Kształt9" draw:style-name="gr9" svg:width="7.647cm" svg:height="3.44cm" svg:x="10.444cm" svg:y="0.161cm"><text:p><text:s text:c="2"/></text:p><draw:enhanced-geometry svg:viewBox="0 0 21600 21600" draw:type="rectangle" draw:enhanced-path="M 0 0 L 21600 0 21600 21600 0 21600 0 0 Z N"/></draw:custom-shape> <text:s text:c="51"/><text:tab/><text:tab/><text:tab/><text:tab/><text:tab/><text:tab/> <text:s text:c="26"/></text:p>
      <text:p text:style-name="P11"><draw:custom-shape text:anchor-type="paragraph" draw:z-index="14" draw:name="Kształt2" draw:style-name="gr2" svg:width="1.377cm" svg:height="0.371cm" svg:x="8.539cm" svg:y="0.16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text:s text:c="4"/>START <text:s text:c="20"/>string haslo; <text:s text:c="19"/>porównaj kolejne wiersze <text:s text:c="73"/></text:p>
      <text:p text:style-name="P11"><text:tab/><text:tab/><text:tab/><text:tab/><text:span text:style-name="T6">int indeks;<text:tab/><text:tab/><text:tab/> <text:s text:c="3"/>logowanie.txt (wiersz%2==1)</text:span></text:p>
      <text:p text:style-name="P7"><text:tab/><text:tab/><text:tab/><text:tab/><text:tab/><text:tab/><text:tab/><text:tab/> <text:s text:c="3"/><text:span text:style-name="T6">dla indeksu i (wiersz%2==0)</text:span></text:p>
      <text:p text:style-name="P7"><draw:custom-shape text:anchor-type="paragraph" draw:z-index="16" draw:name="Kształt10" draw:style-name="gr10" svg:width="4.393cm" svg:height="4.631cm" svg:x="12.058cm" svg:y="2.62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" draw:name="Kształt11" draw:style-name="gr11" svg:width="0.424cm" svg:height="1.191cm" svg:x="14.069cm" svg:y="1.434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text:s text:c="76"/><text:span text:style-name="T6">dla hasla;</text:span></text:p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21" draw:name="Kształt13" draw:style-name="gr13" svg:width="5.107cm" svg:height="2.779cm" svg:x="5.02cm" svg:y="0.064cm"><text:p/><draw:enhanced-geometry svg:viewBox="0 0 21600 21600" draw:type="rectangle" draw:enhanced-path="M 0 0 L 21600 0 21600 21600 0 21600 0 0 Z N"/></draw:custom-shape><text:tab/><text:tab/><text:tab/><text:tab/><text:tab/><text:tab/><text:tab/><text:tab/><text:tab/><text:tab/><text:tab/><text:span text:style-name="T8">petla</text:span></text:p>
      <text:p text:style-name="P7"><text:tab/><text:tab/> <text:s text:c="18"/><text:span text:style-name="T8">cout&lt;&lt;”bledne dane”</text:span><text:tab/> <text:s text:c="9"/><text:tab/><text:span text:style-name="T7">itywiersz==login;</text:span></text:p>
      <text:p text:style-name="P7"><draw:custom-shape text:anchor-type="paragraph" draw:z-index="18" draw:name="Kształt11" draw:style-name="gr11" svg:width="0.424cm" svg:height="1.191cm" svg:x="14.122cm" svg:y="2.711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0" draw:name="Kształt2" draw:style-name="gr2" svg:width="1.377cm" svg:height="0.371cm" svg:x="10.391cm" svg:y="0.18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tab/><text:tab/><text:tab/><text:tab/><text:tab/><text:tab/><text:tab/><text:tab/><text:tab/><text:span text:style-name="T7">ity+1wiersz==haslo;</text:span></text:p>
      <text:p text:style-name="P7"><text:tab/><text:tab/><text:tab/><text:tab/><text:tab/><text:tab/><text:tab/><text:tab/><text:tab/><text:tab/><text:tab/></text:p>
      <text:p text:style-name="P7"/>
      <text:p text:style-name="P7"/>
      <text:p text:style-name="P7"><draw:custom-shape text:anchor-type="paragraph" draw:z-index="23" draw:name="Kształt11" draw:style-name="gr15" svg:width="0.424cm" svg:height="1.756cm" svg:x="7.798cm" svg:y="0.09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7"><text:tab/><text:tab/><text:tab/><text:tab/><text:tab/><text:tab/><text:tab/><text:tab/><text:tab/><text:tab/><text:tab/><text:tab/><text:span text:style-name="T7">true</text:span></text:p>
      <text:p text:style-name="P7"><draw:custom-shape text:anchor-type="paragraph" draw:z-index="19" draw:name="Kształt12" draw:style-name="gr12" svg:width="4.975cm" svg:height="2.673cm" svg:x="12.19cm" svg:y="0.626cm"><text:p/><draw:enhanced-geometry svg:viewBox="0 0 21600 21600" draw:type="rectangle" draw:enhanced-path="M 0 0 L 21600 0 21600 21600 0 21600 0 0 Z N"/></draw:custom-shape><text:tab/><text:tab/><text:tab/><text:tab/><text:tab/><text:tab/><text:tab/><text:tab/><text:tab/><text:tab/><text:tab/><text:tab/></text:p>
      <text:p text:style-name="P10"><draw:custom-shape text:anchor-type="paragraph" draw:z-index="22" draw:name="Kształt14" draw:style-name="gr14" svg:width="5.134cm" svg:height="2.197cm" svg:x="5.39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 text:c="13"/><text:tab/><text:tab/><text:tab/><text:tab/><text:tab/><text:tab/><text:tab/><text:tab/><text:tab/><text:span text:style-name="T7">pokaz zawartosc <text:s text:c="14"/></text:span></text:p>
      <text:p text:style-name="P17"><draw:custom-shape text:anchor-type="paragraph" draw:z-index="24" draw:name="Kształt2" draw:style-name="gr2" svg:width="1.377cm" svg:height="0.371cm" svg:x="10.523cm" svg:y="0.07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text:s text:c="45"/>KONIEC <text:s text:c="30"/>katalogu <text:s text:c="16"/><text:tab/><text:tab/><text:tab/><text:tab/><text:tab/><text:tab/><text:tab/><text:tab/><text:tab/><text:tab/>inde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7:58:54.745000000</meta:creation-date>
    <dc:date>2016-12-16T10:11:37.902000000</dc:date>
    <meta:editing-duration>PT46M1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167" meta:character-count="2043" meta:non-whitespace-character-count="1154"/>
  </office:meta>
</office:document-meta>
</file>